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fill-color="#ffffff" draw:textarea-vertical-align="middle"/>
    </style:style>
    <style:style style:name="gr6" style:family="graphic" style:parent-style-name="standard">
      <style:graphic-properties svg:stroke-color="#000000" draw:fill="solid" draw:fill-color="#808080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0cm"/>
    </style:style>
    <style:style style:name="gr11" style:family="graphic" style:parent-style-name="objectwithoutfill">
      <style:graphic-properties svg:stroke-color="#ffffff" draw:marker-end="Arrow" draw:marker-end-width="0.3cm" draw:fill="none" draw:fill-color="#0000cc" draw:textarea-vertical-align="middle"/>
    </style:style>
    <style:style style:name="gr12" style:family="graphic" style:parent-style-name="objectwithoutfill">
      <style:graphic-properties svg:stroke-color="#000000" draw:marker-end="Arrow" draw:marker-end-width="0.3cm" draw:fill="none" draw:fill-color="#0000cc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.524cm" svg:height="3.048cm" svg:x="21.336cm" svg:y="1.01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7.112cm" svg:y1="1.594cm" svg:x2="21.336cm" svg:y2="1.524cm">
          <text:p/>
        </draw:line>
        <draw:line draw:style-name="gr2" draw:text-style-name="P1" draw:layer="layout" svg:x1="21.082cm" svg:y1="3.556cm" svg:x2="7.112cm" svg:y2="3.556cm">
          <text:p/>
        </draw:line>
        <draw:custom-shape draw:style-name="gr1" draw:text-style-name="P1" draw:layer="layout" svg:width="4.572cm" svg:height="2.286cm" svg:x="20.828cm" svg:y="4.8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2.134cm" svg:y="6.4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2cm" svg:x="21.699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2cm" svg:x="23.658cm" svg:y="5.7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1.046cm" svg:y="6.4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71cm" svg:height="0.001cm" svg:x="22.787cm" svg:y="5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2cm" svg:x="22.787cm" svg:y="5.0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3.223cm" svg:y="6.4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71cm" svg:height="0.351cm" svg:x="24.311cm" svg:y="6.40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0.322cm" svg:y1="5.874cm" svg:x2="7.622cm" svg:y2="5.874cm">
          <text:p/>
        </draw:line>
        <draw:line draw:style-name="gr2" draw:text-style-name="P1" draw:layer="layout" svg:x1="7.366cm" svg:y1="8.89cm" svg:x2="19.812cm" svg:y2="8.89cm">
          <text:p/>
        </draw:line>
        <draw:custom-shape draw:style-name="gr1" draw:text-style-name="P1" draw:layer="layout" svg:width="6.096cm" svg:height="1.016cm" svg:x="19.812cm" svg:y="8.382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0.574cm" svg:y1="8.382cm" svg:x2="20.574cm" svg:y2="9.398cm">
          <text:p/>
        </draw:line>
        <draw:line draw:style-name="gr5" draw:text-style-name="P1" draw:layer="layout" svg:x1="21.082cm" svg:y1="8.382cm" svg:x2="21.082cm" svg:y2="9.398cm">
          <text:p/>
        </draw:line>
        <draw:line draw:style-name="gr5" draw:text-style-name="P1" draw:layer="layout" svg:x1="23.622cm" svg:y1="8.382cm" svg:x2="23.622cm" svg:y2="9.398cm">
          <text:p/>
        </draw:line>
        <draw:line draw:style-name="gr5" draw:text-style-name="P1" draw:layer="layout" svg:x1="24.13cm" svg:y1="8.382cm" svg:x2="24.13cm" svg:y2="9.398cm">
          <text:p/>
        </draw:line>
        <draw:line draw:style-name="gr5" draw:text-style-name="P1" draw:layer="layout" svg:x1="21.59cm" svg:y1="8.382cm" svg:x2="21.59cm" svg:y2="9.398cm">
          <text:p/>
        </draw:line>
        <draw:line draw:style-name="gr5" draw:text-style-name="P1" draw:layer="layout" svg:x1="22.098cm" svg:y1="8.382cm" svg:x2="22.098cm" svg:y2="9.398cm">
          <text:p/>
        </draw:line>
        <draw:line draw:style-name="gr5" draw:text-style-name="P1" draw:layer="layout" svg:x1="24.638cm" svg:y1="8.382cm" svg:x2="24.638cm" svg:y2="9.398cm">
          <text:p/>
        </draw:line>
        <draw:custom-shape draw:style-name="gr1" draw:text-style-name="P1" draw:layer="layout" svg:width="3.755cm" svg:height="2.54cm" svg:x="21.59cm" svg:y="10.6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75cm" svg:height="2.14cm" svg:x="22.08cm" svg:y="10.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5.842cm" svg:height="1.27cm" svg:x="20.828cm" svg:y="14.2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096cm" svg:height="2.848cm" svg:x="21.082cm" svg:y="16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1.59cm" svg:y1="16.964cm" svg:x2="21.59cm" svg:y2="19.812cm">
          <text:p/>
        </draw:line>
        <draw:line draw:style-name="gr5" draw:text-style-name="P1" draw:layer="layout" svg:x1="22.098cm" svg:y1="16.964cm" svg:x2="22.098cm" svg:y2="19.812cm">
          <text:p/>
        </draw:line>
        <draw:line draw:style-name="gr5" draw:text-style-name="P1" draw:layer="layout" svg:x1="24.638cm" svg:y1="16.964cm" svg:x2="24.638cm" svg:y2="19.812cm">
          <text:p/>
        </draw:line>
        <draw:line draw:style-name="gr5" draw:text-style-name="P1" draw:layer="layout" svg:x1="25.146cm" svg:y1="16.964cm" svg:x2="25.146cm" svg:y2="19.812cm">
          <text:p/>
        </draw:line>
        <draw:line draw:style-name="gr5" draw:text-style-name="P1" draw:layer="layout" svg:x1="22.606cm" svg:y1="16.964cm" svg:x2="22.606cm" svg:y2="19.812cm">
          <text:p/>
        </draw:line>
        <draw:line draw:style-name="gr5" draw:text-style-name="P1" draw:layer="layout" svg:x1="23.114cm" svg:y1="16.964cm" svg:x2="23.114cm" svg:y2="19.812cm">
          <text:p/>
        </draw:line>
        <draw:line draw:style-name="gr5" draw:text-style-name="P1" draw:layer="layout" svg:x1="25.654cm" svg:y1="16.964cm" svg:x2="25.654cm" svg:y2="19.812cm">
          <text:p/>
        </draw:line>
        <draw:line draw:style-name="gr7" draw:text-style-name="P1" draw:layer="layout" svg:x1="21.59cm" svg:y1="11.938cm" svg:x2="7.366cm" svg:y2="11.938cm">
          <text:p/>
        </draw:line>
        <draw:line draw:style-name="gr7" draw:text-style-name="P1" draw:layer="layout" svg:x1="20.828cm" svg:y1="14.986cm" svg:x2="7.112cm" svg:y2="14.986cm">
          <text:p/>
        </draw:line>
        <draw:line draw:style-name="gr5" draw:text-style-name="P1" draw:layer="layout" svg:x1="7.112cm" svg:y1="0.508cm" svg:x2="7.112cm" svg:y2="20.574cm">
          <text:p/>
        </draw:line>
        <draw:frame draw:style-name="gr8" draw:layer="layout" svg:width="10.577cm" svg:height="0.962cm" svg:x="8.041cm" svg:y="0.508cm">
          <draw:text-box>
            <text:p>1a:Append entry <text:s/>for required block </text:p>
          </draw:text-box>
        </draw:frame>
        <draw:frame draw:style-name="gr9" draw:layer="layout" svg:width="3.461cm" svg:height="0.962cm" svg:x="23.876cm" svg:y="1.016cm">
          <draw:text-box>
            <text:p>Query Log</text:p>
          </draw:text-box>
        </draw:frame>
        <draw:frame draw:style-name="gr9" draw:layer="layout" svg:width="3.499cm" svg:height="0.962cm" svg:x="23.679cm" svg:y="3.577cm">
          <draw:text-box>
            <text:p>PD-ORAM</text:p>
          </draw:text-box>
        </draw:frame>
        <draw:frame draw:style-name="gr10" draw:layer="layout" svg:width="4.659cm" svg:height="1.016cm" svg:x="23.114cm" svg:y="7.366cm">
          <draw:text-box>
            <text:p>PM Result Log</text:p>
          </draw:text-box>
        </draw:frame>
        <draw:frame draw:style-name="gr9" draw:layer="layout" svg:width="3.707cm" svg:height="0.962cm" svg:x="24.384cm" svg:y="9.652cm">
          <draw:text-box>
            <text:p>RingORAM</text:p>
          </draw:text-box>
        </draw:frame>
        <draw:frame draw:style-name="gr9" draw:layer="layout" svg:width="2.123cm" svg:height="0.962cm" svg:x="25.563cm" svg:y="13.262cm">
          <draw:text-box>
            <text:p>Stash</text:p>
          </draw:text-box>
        </draw:frame>
        <draw:frame draw:style-name="gr9" draw:layer="layout" svg:width="5.044cm" svg:height="0.962cm" svg:x="23.15cm" svg:y="16.002cm">
          <draw:text-box>
            <text:p>Data Result Log</text:p>
          </draw:text-box>
        </draw:frame>
        <draw:frame draw:style-name="gr9" draw:layer="layout" svg:width="10.061cm" svg:height="0.962cm" svg:x="8.89cm" svg:y="4.372cm">
          <draw:text-box>
            <text:p>2: Read PM entry from PD-ORAM</text:p>
          </draw:text-box>
        </draw:frame>
        <draw:frame draw:style-name="gr9" draw:layer="layout" svg:width="10.649cm" svg:height="0.962cm" svg:x="7.639cm" svg:y="7.166cm">
          <draw:text-box>
            <text:p>3: Write Back entry to PM result Log</text:p>
          </draw:text-box>
        </draw:frame>
        <draw:frame draw:style-name="gr9" draw:layer="layout" svg:width="11.775cm" svg:height="0.962cm" svg:x="8.89cm" svg:y="10.468cm">
          <draw:text-box>
            <text:p>4: Read Required Path from RingORAM</text:p>
          </draw:text-box>
        </draw:frame>
        <draw:frame draw:style-name="gr9" draw:layer="layout" svg:width="4.697cm" svg:height="0.962cm" svg:x="11.051cm" svg:y="13.462cm">
          <draw:text-box>
            <text:p>5: Read Stash </text:p>
          </draw:text-box>
        </draw:frame>
        <draw:frame draw:style-name="gr9" draw:layer="layout" svg:width="7.33cm" svg:height="0.962cm" svg:x="10.958cm" svg:y="2.286cm">
          <draw:text-box>
            <text:p>1b: Download query log </text:p>
          </draw:text-box>
        </draw:frame>
        <draw:frame draw:style-name="gr9" draw:layer="layout" svg:width="2.119cm" svg:height="0.962cm" svg:x="2.199cm" svg:y="0.308cm">
          <draw:text-box>
            <text:p>Client</text:p>
          </draw:text-box>
        </draw:frame>
        <draw:line draw:style-name="gr11" draw:text-style-name="P1" draw:layer="layout" svg:x1="20.32cm" svg:y1="19.304cm" svg:x2="15.748cm" svg:y2="20.32cm">
          <text:p/>
        </draw:line>
        <draw:line draw:style-name="gr11" draw:text-style-name="P1" draw:layer="layout" svg:x1="20.32cm" svg:y1="19.304cm" svg:x2="7.112cm" svg:y2="20.066cm">
          <text:p/>
        </draw:line>
        <draw:line draw:style-name="gr12" draw:text-style-name="P1" draw:layer="layout" svg:x1="20.828cm" svg:y1="18.288cm" svg:x2="7.112cm" svg:y2="18.288cm">
          <text:p/>
        </draw:line>
        <draw:frame draw:style-name="gr13" draw:layer="layout" svg:width="13.462cm" svg:height="0.962cm" svg:x="7.366cm" svg:y="17.272cm">
          <draw:text-box>
            <text:p>6: Read result log after previous clients finish</text:p>
          </draw:text-box>
        </draw:frame>
        <draw:line draw:style-name="gr11" draw:text-style-name="P1" draw:layer="layout" svg:x1="7.366cm" svg:y1="19.558cm" svg:x2="14.478cm" svg:y2="19.304cm">
          <text:p/>
        </draw:line>
        <draw:line draw:style-name="gr12" draw:text-style-name="P1" draw:layer="layout" svg:x1="7.112cm" svg:y1="19.558cm" svg:x2="21.082cm" svg:y2="19.558cm">
          <text:p/>
        </draw:line>
        <draw:frame draw:style-name="gr9" draw:layer="layout" svg:width="8.702cm" svg:height="0.962cm" svg:x="9.906cm" svg:y="18.542cm">
          <draw:text-box>
            <text:p>7: Write back accessed block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rin </meta:initial-creator>
    <meta:creation-date>2016-04-03T23:02:01.729148178</meta:creation-date>
    <dc:date>2016-04-05T01:09:39.665168649</dc:date>
    <dc:creator>anrin </dc:creator>
    <meta:editing-duration>PT4H32M</meta:editing-duration>
    <meta:editing-cycles>14</meta:editing-cycles>
    <meta:generator>LibreOffice/4.1.3.2$Linux_x86 LibreOffice_project/410m0$Build-2</meta:generator>
    <meta:document-statistic meta:object-count="79"/>
  </office:meta>
</office:document-meta>
</file>